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TURPO CHINO, CLAUDIA RO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TURPO CHINO, CLAUDIA RO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CALLI VDA DE CHINO, TEODOR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6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3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2586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2:04:4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